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126f3" style:text-blinking="false" fo:background-color="transparent"/>
    </style:style>
    <style:style style:name="P9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0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P1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/>
    </style:style>
    <style:style style:name="P16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17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18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19" style:family="paragraph" style:parent-style-name="Text_20_body">
      <style:text-properties fo:font-weight="normal"/>
    </style:style>
    <style:style style:name="P20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22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26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27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2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2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1626" style:text-blinking="false" fo:background-color="transparent"/>
    </style:style>
    <style:style style:name="P3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126f3" style:text-blinking="false" fo:background-color="transparent"/>
    </style:style>
    <style:style style:name="P31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2c3e" style:text-blinking="false" fo:background-color="transparent"/>
    </style:style>
    <style:style style:name="P32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df9" officeooo:paragraph-rsid="0018adf9" style:text-blinking="false" fo:background-color="transparent"/>
    </style:style>
    <style:style style:name="P33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18adf9" style:text-blinking="false" fo:background-color="transparent"/>
    </style:style>
    <style:style style:name="P34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1626" officeooo:paragraph-rsid="001a1626" style:text-blinking="false" fo:background-color="transparent"/>
    </style:style>
    <style:style style:name="P3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1a1626" style:text-blinking="false" fo:background-color="transparent"/>
    </style:style>
    <style:style style:name="P36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3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8051c" style:text-blinking="false" fo:background-color="transparent"/>
    </style:style>
    <style:style style:name="P39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ce307" style:text-blinking="false" fo:background-color="transparent"/>
    </style:style>
    <style:style style:name="P40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051c" officeooo:paragraph-rsid="0018051c" style:text-blinking="false" fo:background-color="transparent"/>
    </style:style>
    <style:style style:name="P4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42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43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2c3e" officeooo:paragraph-rsid="001a2c3e" style:text-blinking="false" fo:background-color="transparent"/>
    </style:style>
    <style:style style:name="P4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P4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dbb92" officeooo:paragraph-rsid="001dbb92" style:text-blinking="false" fo:background-color="transparent"/>
    </style:style>
    <style:style style:name="P4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ed1ce" officeooo:paragraph-rsid="001ed1ce" style:text-blinking="false" fo:background-color="transparent"/>
    </style:style>
    <style:style style:name="P49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fo:font-weight="bold" officeooo:rsid="0018051c" fo:background-color="transparent" loext:char-shading-value="0" style:font-weight-asian="bold" style:font-weight-complex="bold"/>
    </style:style>
    <style:style style:name="T8" style:family="text">
      <style:text-properties fo:font-weight="bold" officeooo:rsid="00173762" fo:background-color="transparent" loext:char-shading-value="0"/>
    </style:style>
    <style:style style:name="T9" style:family="text">
      <style:text-properties fo:font-weight="bold" officeooo:rsid="0018051c" fo:background-color="transparent" loext:char-shading-value="0"/>
    </style:style>
    <style:style style:name="T10" style:family="text">
      <style:text-properties fo:font-weight="bold" officeooo:rsid="0018adf9" fo:background-color="transparent" loext:char-shading-value="0"/>
    </style:style>
    <style:style style:name="T11" style:family="text">
      <style:text-properties fo:font-weight="bold" officeooo:rsid="001a2c3e" fo:background-color="transparent" loext:char-shading-value="0"/>
    </style:style>
    <style:style style:name="T12" style:family="text">
      <style:text-properties officeooo:rsid="00030b75"/>
    </style:style>
    <style:style style:name="T13" style:family="text">
      <style:text-properties officeooo:rsid="00040d5f"/>
    </style:style>
    <style:style style:name="T14" style:family="text">
      <style:text-properties officeooo:rsid="0004e06e"/>
    </style:style>
    <style:style style:name="T15" style:family="text">
      <style:text-properties officeooo:rsid="0007be43"/>
    </style:style>
    <style:style style:name="T16" style:family="text">
      <style:text-properties officeooo:rsid="00085e56"/>
    </style:style>
    <style:style style:name="T17" style:family="text">
      <style:text-properties officeooo:rsid="000a0b4b"/>
    </style:style>
    <style:style style:name="T18" style:family="text">
      <style:text-properties officeooo:rsid="000aeee4"/>
    </style:style>
    <style:style style:name="T19" style:family="text">
      <style:text-properties officeooo:rsid="000afeaa"/>
    </style:style>
    <style:style style:name="T20" style:family="text">
      <style:text-properties officeooo:rsid="000c3d15"/>
    </style:style>
    <style:style style:name="T21" style:family="text">
      <style:text-properties officeooo:rsid="001016bb"/>
    </style:style>
    <style:style style:name="T22" style:family="text">
      <style:text-properties officeooo:rsid="00146cd3"/>
    </style:style>
    <style:style style:name="T23" style:family="text">
      <style:text-properties officeooo:rsid="0018051c"/>
    </style:style>
    <style:style style:name="T24" style:family="text">
      <style:text-properties officeooo:rsid="0005654a"/>
    </style:style>
    <style:style style:name="T25" style:family="text">
      <style:text-properties officeooo:rsid="0018adf9"/>
    </style:style>
    <style:style style:name="T26" style:family="text">
      <style:text-properties officeooo:rsid="001a1626"/>
    </style:style>
    <style:style style:name="T27" style:family="text">
      <style:text-properties officeooo:rsid="001a2c3e"/>
    </style:style>
    <style:style style:name="T28" style:family="text">
      <style:text-properties officeooo:rsid="001c1a3e"/>
    </style:style>
    <style:style style:name="T29" style:family="text">
      <style:text-properties officeooo:rsid="001ce307"/>
    </style:style>
    <style:style style:name="T30" style:family="text">
      <style:text-properties officeooo:rsid="001dbb92"/>
    </style:style>
    <style:style style:name="T31" style:family="text">
      <style:text-properties officeooo:rsid="001ed1ce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17" text:outline-level="1">1. <text:span text:style-name="T12">Language Definition</text:span></text:h>
      <text:h text:style-name="P2" text:outline-level="2">1.1 <text:span text:style-name="T12">Alphabet</text:span></text:h>
      <text:list xml:id="list1782575678" text:style-name="L1">
        <text:list-item>
          <text:p text:style-name="P20">Upper (A-Z) and lower case letters (a-z) of the English alphabet</text:p>
        </text:list-item>
        <text:list-item>
          <text:p text:style-name="P20">Underline character '_';</text:p>
        </text:list-item>
        <text:list-item>
          <text:p text:style-name="P20">Decimal digits (0-9);</text:p>
        </text:list-item>
      </text:list>
      <text:h text:style-name="P2" text:outline-level="2">1.2 <text:span text:style-name="T12">Lexic</text:span></text:h>
      <text:h text:style-name="P9" text:outline-level="3">1.2.1 <text:span text:style-name="T12">Special symbols, representing:</text:span></text:h>
      <text:list xml:id="list625729199" text:style-name="L2">
        <text:list-item>
          <text:p text:style-name="P21"><text:span text:style-name="T2">Operators </text:span><text:span text:style-name="T1"><text:s/></text:span><text:span text:style-name="T3">+ - * / &lt; &lt;= = &gt;= &gt; != </text:span><text:span text:style-name="T8">==</text:span></text:p>
        </text:list-item>
        <text:list-item>
          <text:p text:style-name="P21"><text:span text:style-name="T2">separators </text:span><text:span text:style-name="T1"><text:s/></text:span><text:span text:style-name="T3">{ } [ ] ( ) ; : , </text:span><text:span text:style-name="T4">space</text:span><text:span text:style-name="T3"> enter </text:span></text:p>
        </text:list-item>
        <text:list-item>
          <text:p text:style-name="P21"><text:span text:style-name="T2">reserved words</text:span><text:span text:style-name="T1">: </text:span><text:span text:style-name="T6">integer character </text:span><text:span text:style-name="T7">boolean string </text:span><text:span text:style-name="T6">array of if else while_loop in out HI </text:span><text:span text:style-name="T5">BYE </text:span><text:span text:style-name="T9">DECLARATIONS </text:span><text:span text:style-name="T11">BODY</text:span><text:span text:style-name="T9"> ! and or not <text:s/></text:span><text:span text:style-name="T10">xor</text:span></text:p>
        </text:list-item>
      </text:list>
      <text:h text:style-name="P9" text:outline-level="3">1.2.2 <text:span text:style-name="T12">Identifiers</text:span></text:h>
      <text:list xml:id="list1128448097" text:style-name="L3">
        <text:list-item>
          <text:p text:style-name="P22"><text:span text:style-name="T12">a sequence of characters, such that the first charater is a letter; the rule is, length at most 8 characters</text:span>:</text:p>
        </text:list-item>
      </text:list>
      <text:p text:style-name="P10">ident<text:span text:style-name="T12">ifier = letter | letter{charater}</text:span></text:p>
      <text:p text:style-name="P38"><text:span text:style-name="T12">character</text:span> = <text:span text:style-name="T24">"A" | "B" | . ..| "Z" | "a" | ... | "z" | "0" | ... | "9"</text:span></text:p>
      <text:p text:style-name="P40">letter = <text:span text:style-name="T24">"A" | "B" | . ..| "Z" | "a" | ... | "z"</text:span></text:p>
      <text:h text:style-name="P9" text:outline-level="3">1.2.3 <text:span text:style-name="T12">Constants</text:span></text:h>
      <text:list xml:id="list1088996942" text:style-name="L4">
        <text:list-item>
          <text:p text:style-name="P23"><text:span text:style-name="T13">Integer</text:span>:</text:p>
        </text:list-item>
      </text:list>
      <text:p text:style-name="P11"><text:span text:style-name="T13"><text:tab/>integer</text:span> = [“-”] (<text:span text:style-name="T13">non_zero_digit</text:span>{<text:span text:style-name="T13">digit</text:span>})</text:p>
      <text:p text:style-name="P41"><text:tab/>non_zero_digit = <text:span text:style-name="T24">"1" | ... | "9"</text:span></text:p>
      <text:p text:style-name="P39"><text:span text:style-name="T13"><text:tab/>digit</text:span> = <text:span text:style-name="T13"><text:s/>"0" | ... | "9"</text:span></text:p>
      <text:list xml:id="list1090439982" text:style-name="L5">
        <text:list-item>
          <text:p text:style-name="P24"><text:span text:style-name="T13">Character</text:span>:</text:p>
          <text:list>
            <text:list-item>
              <text:list>
                <text:list-item>
                  <text:list>
                    <text:list-header>
                      <text:p text:style-name="P36"><text:span text:style-name="T13">character</text:span> = <text:span text:style-name="T13">letter</text:span> | <text:span text:style-name="T13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1"><text:soft-page-break/><text:tab/><text:span text:style-name="T15">l</text:span>etter <text:s/>= <text:span text:style-name="T23"><text:s/>"A" | "B" | . ..| "Z" | "a" | ... | "z"</text:span></text:p>
      <text:p text:style-name="P42"><text:tab/>digit = <text:span text:style-name="T24">"0" | ... | "9"</text:span></text:p>
      <text:list xml:id="list130244594047100" text:continue-numbering="true" text:style-name="L5">
        <text:list-item>
          <text:p text:style-name="P25">String:</text:p>
          <text:list>
            <text:list-header>
              <text:p text:style-name="P26">string = <text:span text:style-name="T29">@character_with_space{character_with_space}@</text:span></text:p>
              <text:p text:style-name="P43"><text:span text:style-name="T29">character_with_space = "A" | "B" | . ..| "Z" | "a" | ... | "z" | "0" | ... | "9" | space</text:span></text:p>
            </text:list-header>
          </text:list>
        </text:list-item>
      </text:list>
      <text:h text:style-name="P18" text:outline-level="1">2. <text:span text:style-name="T14">Syntax</text:span></text:h>
      <text:h text:style-name="P3" text:outline-level="2">2.1 <text:span text:style-name="T14">Sintactical rules</text:span></text:h>
      <text:p text:style-name="P5"><text:s/>program ::= "<text:span text:style-name="T15">HI</text:span>" <text:span text:style-name="T15">program_name "!"</text:span> <text:span text:style-name="T15">program_body</text:span> "<text:span text:style-name="T15">BYE</text:span>" <text:span text:style-name="T15">program_name "!" </text:span></text:p>
      <text:p text:style-name="P35"><text:s/>program_body ::= declarations <text:span text:style-name="T17">body</text:span></text:p>
      <text:p text:style-name="P29"><text:span text:style-name="T15"><text:s/>declarations</text:span> ::= <text:span text:style-name="T15">"DECLARATIONS" </text:span><text:s/><text:span text:style-name="T15">declarationsList "BYE DECLARATIONS" </text:span></text:p>
      <text:p text:style-name="P8"><text:s/><text:span text:style-name="T26">declarationList ::= declaration | declaration declarationList</text:span></text:p>
      <text:p text:style-name="P8"><text:s/>declaration ::= IDENTIFIER <text:span text:style-name="T16">{"," IDENTIFIER}</text:span> ":" type ";"</text:p>
      <text:p text:style-name="P5"><text:s/>type1 ::= "<text:span text:style-name="T25">boolean</text:span>" | "<text:span text:style-name="T25">char</text:span>" | "<text:span text:style-name="T25">integer</text:span>" <text:span text:style-name="T16">| "string"</text:span></text:p>
      <text:p text:style-name="P5"><text:s/>arraydecl ::= "<text:span text:style-name="T16">array of </text:span>" <text:span text:style-name="T16">type1</text:span>"[" nr "]"</text:p>
      <text:p text:style-name="P5"><text:s/>type <text:s/>::= type1 | arraydecl</text:p>
      <text:p text:style-name="P34"><text:s/>nr = "0" | ... | "MAX_INTEGER"</text:p>
      <text:p text:style-name="P29"><text:s/><text:span text:style-name="T17">body</text:span> ::= "<text:span text:style-name="T22">BODY" </text:span>stmt<text:span text:style-name="T26">List</text:span> <text:span text:style-name="T17">"BYE BODY"</text:span></text:p>
      <text:p text:style-name="P29"><text:s/><text:span text:style-name="T26">stmtList = stmt | stmt stmtList</text:span></text:p>
      <text:p text:style-name="P5"><text:s/>stmt ::= simplstmt";"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21">(</text:span>"+" <text:span text:style-name="T21">| "-")</text:span> term | term</text:p>
      <text:p text:style-name="P5"><text:s/>term ::= term <text:span text:style-name="T21">(</text:span>"*" <text:span text:style-name="T21">| "/")</text:span> factor | factor</text:p>
      <text:p text:style-name="P5"><text:s/>factor ::= "(" expression ")" | IDENTIFIER <text:span text:style-name="T20">| CONSTANT</text:span></text:p>
      <text:p text:style-name="P5"><text:s/>iostmt ::= <text:span text:style-name="T21">(</text:span>"<text:span text:style-name="T17">in" "-&gt; </text:span>" | "<text:span text:style-name="T17">out" "&lt;-</text:span>"<text:span text:style-name="T21">)</text:span> <text:s/>IDENTIFIER <text:s/><text:span text:style-name="T21">| "out" "&lt;-" CONSTANT</text:span></text:p>
      <text:p text:style-name="P5"><text:s/>structstmt ::= ifstmt | whilestmt</text:p>
      <text:p text:style-name="P6"><text:s/>ifstmt ::= "<text:span text:style-name="T17">if</text:span>" condition<text:span text:style-name="T18">List</text:span> ":" <text:span text:style-name="T17">ifbody</text:span> <text:span text:style-name="T17">["else" ifbody]</text:span></text:p>
      <text:p text:style-name="P31"><text:span text:style-name="T17"><text:s/>ifbody ::= </text:span>simplstmt<text:span text:style-name="T17"> | "HI IF" </text:span><text:s/><text:span text:style-name="T26">stmtList "BYE IF"</text:span></text:p>
      <text:p text:style-name="P7"><text:s/>whilestmt ::= "<text:span text:style-name="T18">while_loop</text:span>" condition<text:span text:style-name="T18">List</text:span> ":" <text:span text:style-name="T18">whileBody</text:span></text:p>
      <text:p text:style-name="P31"><text:s/><text:span text:style-name="T18">whileBody ::= "</text:span>simplstmt<text:span text:style-name="T17"> | "HI WHILE" </text:span><text:s/><text:span text:style-name="T26">stmtList "BYE WHILE"</text:span></text:p>
      <text:p text:style-name="P33"><text:s/>conditionList ::= condition <text:span text:style-name="T25">| {"{"} condition BOOLEAN_RELATION conditionList {"}"}</text:span></text:p>
      <text:p text:style-name="P5"><text:s/>condition ::= <text:span text:style-name="T18">NOT_BOOLEAN "{" </text:span>expression RELATION expression "<text:span text:style-name="T25">}"</text:span></text:p>
      <text:h text:style-name="P3" text:outline-level="2"><text:soft-page-break/>2.2 <text:span text:style-name="T14"><text:s/>Lexical rules</text:span></text:h>
      <text:p text:style-name="P4">IDENTIFIER ::= letter | letter{letter}{digit}</text:p>
      <text:p text:style-name="P4">letter ::= "A" | "B" | . ..| "Z" <text:span text:style-name="T25">| "a" | ... | "z" </text:span></text:p>
      <text:p text:style-name="P4">digit ::= "0" | "1" |...| "9"</text:p>
      <text:p text:style-name="P32">charcater ::= <text:span text:style-name="T24">"A" | "B" | . ..| "Z" </text:span>| "a" | ... | "z" <text:s/>| <text:span text:style-name="T24">"0" | "1" |...| "9"</text:span></text:p>
      <text:p text:style-name="P4">RELATION ::= "&lt;" | "&lt;=" | "=<text:span text:style-name="T28">=</text:span>" | "&lt;&gt;" | "&gt;=" | "&gt;"</text:p>
      <text:p text:style-name="P33"><text:span text:style-name="T25">BOOLEAN_RELATION ::= "and" | "or" | "xor"</text:span></text:p>
      <text:p text:style-name="P29"><text:span text:style-name="T18">NOT_BOOLEAN ::= "not"</text:span></text:p>
      <text:h text:style-name="P16" text:outline-level="1">3. Tabel de codificare</text:h>
      <text:list xml:id="list4279641629" text:style-name="L6">
        <text:list-item>
          <text:p text:style-name="P37">Identificatorii au cod 0</text:p>
        </text:list-item>
        <text:list-item>
          <text:p text:style-name="P37">Constantele au cod 1</text:p>
        </text:list-item>
        <text:list-item>
          <text:p text:style-name="P37">Fiecare operator, separator si cuvant rezervat are propriul cod</text:p>
        </text:list-item>
      </text:list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Tip <text:span text:style-name="T27">atom</text:span></text:p>
          </table:table-cell>
          <table:table-cell table:style-name="Table1.A1" office:value-type="string">
            <text:p text:style-name="P12">Cod</text:p>
          </table:table-cell>
        </table:table-row>
        <table:table-row>
          <table:table-cell table:style-name="Table1.A1" office:value-type="string">
            <text:p text:style-name="P13">identificator</text:p>
          </table:table-cell>
          <table:table-cell table:style-name="Table1.A1" office:value-type="string">
            <text:p text:style-name="P13">0</text:p>
          </table:table-cell>
        </table:table-row>
        <table:table-row>
          <table:table-cell table:style-name="Table1.A1" office:value-type="string">
            <text:p text:style-name="P13">constanta</text:p>
          </table:table-cell>
          <table:table-cell table:style-name="Table1.A1" office:value-type="string">
            <text:p text:style-name="P13">1</text:p>
          </table:table-cell>
        </table:table-row>
        <table:table-row>
          <table:table-cell table:style-name="Table1.A1" office:value-type="string">
            <text:p text:style-name="P13">int<text:span text:style-name="T27">eger</text:span></text:p>
          </table:table-cell>
          <table:table-cell table:style-name="Table1.A1" office:value-type="string">
            <text:p text:style-name="P13">2</text:p>
          </table:table-cell>
        </table:table-row>
        <table:table-row>
          <table:table-cell table:style-name="Table1.A1" office:value-type="string">
            <text:p text:style-name="P13">character</text:p>
          </table:table-cell>
          <table:table-cell table:style-name="Table1.A1" office:value-type="string">
            <text:p text:style-name="P13">3</text:p>
          </table:table-cell>
        </table:table-row>
        <table:table-row>
          <table:table-cell table:style-name="Table1.A1" office:value-type="string">
            <text:p text:style-name="P45">boolean</text:p>
          </table:table-cell>
          <table:table-cell table:style-name="Table1.A1" office:value-type="string">
            <text:p text:style-name="P46">4</text:p>
          </table:table-cell>
        </table:table-row>
        <table:table-row>
          <table:table-cell table:style-name="Table1.A7" office:value-type="string">
            <text:p text:style-name="P13"><text:span text:style-name="T27">a</text:span>rray</text:p>
          </table:table-cell>
          <table:table-cell table:style-name="Table1.A7" office:value-type="string">
            <text:p text:style-name="P46">5</text:p>
          </table:table-cell>
        </table:table-row>
        <table:table-row>
          <table:table-cell table:style-name="Table1.A7" office:value-type="string">
            <text:p text:style-name="P45">of</text:p>
          </table:table-cell>
          <table:table-cell table:style-name="Table1.A7" office:value-type="string">
            <text:p text:style-name="P46">6</text:p>
          </table:table-cell>
        </table:table-row>
        <table:table-row>
          <table:table-cell table:style-name="Table1.A7" office:value-type="string">
            <text:p text:style-name="P45">string</text:p>
          </table:table-cell>
          <table:table-cell table:style-name="Table1.A7" office:value-type="string">
            <text:p text:style-name="P46">7</text:p>
          </table:table-cell>
        </table:table-row>
        <table:table-row>
          <table:table-cell table:style-name="Table1.A1" office:value-type="string">
            <text:p text:style-name="P14">HI</text:p>
          </table:table-cell>
          <table:table-cell table:style-name="Table1.A1" office:value-type="string">
            <text:p text:style-name="P46">8</text:p>
          </table:table-cell>
        </table:table-row>
        <table:table-row>
          <table:table-cell table:style-name="Table1.A7" office:value-type="string">
            <text:p text:style-name="P14">BYE</text:p>
          </table:table-cell>
          <table:table-cell table:style-name="Table1.A7" office:value-type="string">
            <text:p text:style-name="P46">9</text:p>
          </table:table-cell>
        </table:table-row>
        <table:table-row>
          <table:table-cell table:style-name="Table1.A7" office:value-type="string">
            <text:p text:style-name="P45">DECLARATIONS</text:p>
          </table:table-cell>
          <table:table-cell table:style-name="Table1.A7" office:value-type="string">
            <text:p text:style-name="P46">10</text:p>
          </table:table-cell>
        </table:table-row>
        <table:table-row>
          <table:table-cell table:style-name="Table1.A7" office:value-type="string">
            <text:p text:style-name="P45">BODY</text:p>
          </table:table-cell>
          <table:table-cell table:style-name="Table1.A7" office:value-type="string">
            <text:p text:style-name="P46">11</text:p>
          </table:table-cell>
        </table:table-row>
        <table:table-row>
          <table:table-cell table:style-name="Table1.A7" office:value-type="string">
            <text:p text:style-name="P45">!</text:p>
          </table:table-cell>
          <table:table-cell table:style-name="Table1.A7" office:value-type="string">
            <text:p text:style-name="P46">12</text:p>
          </table:table-cell>
        </table:table-row>
        <table:table-row>
          <table:table-cell table:style-name="Table1.A7" office:value-type="string">
            <text:p text:style-name="P13">if</text:p>
          </table:table-cell>
          <table:table-cell table:style-name="Table1.A7" office:value-type="string">
            <text:p text:style-name="P46">13</text:p>
          </table:table-cell>
        </table:table-row>
        <table:table-row>
          <table:table-cell table:style-name="Table1.A7" office:value-type="string">
            <text:p text:style-name="P14">else</text:p>
          </table:table-cell>
          <table:table-cell table:style-name="Table1.A7" office:value-type="string">
            <text:p text:style-name="P46">14</text:p>
          </table:table-cell>
        </table:table-row>
        <text:soft-page-break/>
        <table:table-row>
          <table:table-cell table:style-name="Table1.A1" office:value-type="string">
            <text:p text:style-name="P13">while_<text:span text:style-name="T28">loop</text:span></text:p>
          </table:table-cell>
          <table:table-cell table:style-name="Table1.A1" office:value-type="string">
            <text:p text:style-name="P46">15</text:p>
          </table:table-cell>
        </table:table-row>
        <table:table-row>
          <table:table-cell table:style-name="Table1.A1" office:value-type="string">
            <text:p text:style-name="P14">in</text:p>
          </table:table-cell>
          <table:table-cell table:style-name="Table1.A1" office:value-type="string">
            <text:p text:style-name="P49">16</text:p>
          </table:table-cell>
        </table:table-row>
        <table:table-row>
          <table:table-cell table:style-name="Table1.A1" office:value-type="string">
            <text:p text:style-name="P14">out</text:p>
          </table:table-cell>
          <table:table-cell table:style-name="Table1.A1" office:value-type="string">
            <text:p text:style-name="P46">17</text:p>
          </table:table-cell>
        </table:table-row>
        <table:table-row>
          <table:table-cell table:style-name="Table1.A1" office:value-type="string">
            <text:p text:style-name="P13">{</text:p>
          </table:table-cell>
          <table:table-cell table:style-name="Table1.A1" office:value-type="string">
            <text:p text:style-name="P46">18</text:p>
          </table:table-cell>
        </table:table-row>
        <table:table-row>
          <table:table-cell table:style-name="Table1.A1" office:value-type="string">
            <text:p text:style-name="P13">}</text:p>
          </table:table-cell>
          <table:table-cell table:style-name="Table1.A1" office:value-type="string">
            <text:p text:style-name="P46">19</text:p>
          </table:table-cell>
        </table:table-row>
        <table:table-row>
          <table:table-cell table:style-name="Table1.A1" office:value-type="string">
            <text:p text:style-name="P13">[</text:p>
          </table:table-cell>
          <table:table-cell table:style-name="Table1.A1" office:value-type="string">
            <text:p text:style-name="P46">20</text:p>
          </table:table-cell>
        </table:table-row>
        <table:table-row>
          <table:table-cell table:style-name="Table1.A1" office:value-type="string">
            <text:p text:style-name="P13">]</text:p>
          </table:table-cell>
          <table:table-cell table:style-name="Table1.A1" office:value-type="string">
            <text:p text:style-name="P46">21</text:p>
          </table:table-cell>
        </table:table-row>
        <table:table-row>
          <table:table-cell table:style-name="Table1.A1" office:value-type="string">
            <text:p text:style-name="P13">(</text:p>
          </table:table-cell>
          <table:table-cell table:style-name="Table1.A1" office:value-type="string">
            <text:p text:style-name="P46">22</text:p>
          </table:table-cell>
        </table:table-row>
        <table:table-row>
          <table:table-cell table:style-name="Table1.A1" office:value-type="string">
            <text:p text:style-name="P13">)</text:p>
          </table:table-cell>
          <table:table-cell table:style-name="Table1.A1" office:value-type="string">
            <text:p text:style-name="P46">23</text:p>
          </table:table-cell>
        </table:table-row>
        <table:table-row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46">24</text:p>
          </table:table-cell>
        </table:table-row>
        <table:table-row>
          <table:table-cell table:style-name="Table1.A7" office:value-type="string">
            <text:p text:style-name="P13">;</text:p>
          </table:table-cell>
          <table:table-cell table:style-name="Table1.A7" office:value-type="string">
            <text:p text:style-name="P46">25</text:p>
          </table:table-cell>
        </table:table-row>
        <table:table-row>
          <table:table-cell table:style-name="Table1.A7" office:value-type="string">
            <text:p text:style-name="P13">,</text:p>
          </table:table-cell>
          <table:table-cell table:style-name="Table1.A7" office:value-type="string">
            <text:p text:style-name="P47">26</text:p>
          </table:table-cell>
        </table:table-row>
        <table:table-row>
          <table:table-cell table:style-name="Table1.A7" office:value-type="string">
            <text:p text:style-name="P46">space</text:p>
          </table:table-cell>
          <table:table-cell table:style-name="Table1.A7" office:value-type="string">
            <text:p text:style-name="P46">2<text:span text:style-name="T30">7</text:span></text:p>
          </table:table-cell>
        </table:table-row>
        <table:table-row>
          <table:table-cell table:style-name="Table1.A7" office:value-type="string">
            <text:p text:style-name="P46">enter</text:p>
          </table:table-cell>
          <table:table-cell table:style-name="Table1.A7" office:value-type="string">
            <text:p text:style-name="P46">2<text:span text:style-name="T31">8</text:span></text:p>
          </table:table-cell>
        </table:table-row>
        <table:table-row>
          <table:table-cell table:style-name="Table1.A1" office:value-type="string">
            <text:p text:style-name="P13">+</text:p>
          </table:table-cell>
          <table:table-cell table:style-name="Table1.A1" office:value-type="string">
            <text:p text:style-name="P48">29</text:p>
          </table:table-cell>
        </table:table-row>
        <table:table-row>
          <table:table-cell table:style-name="Table1.A1" office:value-type="string">
            <text:p text:style-name="P13">-</text:p>
          </table:table-cell>
          <table:table-cell table:style-name="Table1.A1" office:value-type="string">
            <text:p text:style-name="P46">3<text:span text:style-name="T31">0</text:span></text:p>
          </table:table-cell>
        </table:table-row>
        <table:table-row>
          <table:table-cell table:style-name="Table1.A1" office:value-type="string">
            <text:p text:style-name="P13">*</text:p>
          </table:table-cell>
          <table:table-cell table:style-name="Table1.A1" office:value-type="string">
            <text:p text:style-name="P46">3<text:span text:style-name="T31">1</text:span></text:p>
          </table:table-cell>
        </table:table-row>
        <table:table-row>
          <table:table-cell table:style-name="Table1.A1" office:value-type="string">
            <text:p text:style-name="P13">/</text:p>
          </table:table-cell>
          <table:table-cell table:style-name="Table1.A1" office:value-type="string">
            <text:p text:style-name="P46">3<text:span text:style-name="T31">2</text:span></text:p>
          </table:table-cell>
        </table:table-row>
        <table:table-row>
          <table:table-cell table:style-name="Table1.A1" office:value-type="string">
            <text:p text:style-name="P13">&lt;</text:p>
          </table:table-cell>
          <table:table-cell table:style-name="Table1.A1" office:value-type="string">
            <text:p text:style-name="P46">3<text:span text:style-name="T31">3</text:span></text:p>
          </table:table-cell>
        </table:table-row>
        <table:table-row>
          <table:table-cell table:style-name="Table1.A1" office:value-type="string">
            <text:p text:style-name="P13">&lt;=</text:p>
          </table:table-cell>
          <table:table-cell table:style-name="Table1.A1" office:value-type="string">
            <text:p text:style-name="P46">3<text:span text:style-name="T31">4</text:span></text:p>
          </table:table-cell>
        </table:table-row>
        <table:table-row>
          <table:table-cell table:style-name="Table1.A1" office:value-type="string">
            <text:p text:style-name="P13">=<text:span text:style-name="T28">=</text:span></text:p>
          </table:table-cell>
          <table:table-cell table:style-name="Table1.A1" office:value-type="string">
            <text:p text:style-name="P46">3<text:span text:style-name="T31">5</text:span></text:p>
          </table:table-cell>
        </table:table-row>
        <table:table-row>
          <table:table-cell table:style-name="Table1.A1" office:value-type="string">
            <text:p text:style-name="P13">&gt;=</text:p>
          </table:table-cell>
          <table:table-cell table:style-name="Table1.A1" office:value-type="string">
            <text:p text:style-name="P46">3<text:span text:style-name="T31">6</text:span></text:p>
          </table:table-cell>
        </table:table-row>
        <table:table-row>
          <table:table-cell table:style-name="Table1.A1" office:value-type="string">
            <text:p text:style-name="P13">&gt;</text:p>
          </table:table-cell>
          <table:table-cell table:style-name="Table1.A1" office:value-type="string">
            <text:p text:style-name="P46">3<text:span text:style-name="T31">7</text:span></text:p>
          </table:table-cell>
        </table:table-row>
        <table:table-row>
          <table:table-cell table:style-name="Table1.A1" office:value-type="string">
            <text:p text:style-name="P13">!=</text:p>
          </table:table-cell>
          <table:table-cell table:style-name="Table1.A1" office:value-type="string">
            <text:p text:style-name="P46">3<text:span text:style-name="T31">8</text:span></text:p>
          </table:table-cell>
        </table:table-row>
        <table:table-row>
          <table:table-cell table:style-name="Table1.A1" office:value-type="string">
            <text:p text:style-name="P46">=</text:p>
          </table:table-cell>
          <table:table-cell table:style-name="Table1.A1" office:value-type="string">
            <text:p text:style-name="P48">39</text:p>
          </table:table-cell>
        </table:table-row>
        <table:table-row>
          <table:table-cell table:style-name="Table1.A1" office:value-type="string">
            <text:p text:style-name="P46">and</text:p>
          </table:table-cell>
          <table:table-cell table:style-name="Table1.A1" office:value-type="string">
            <text:p text:style-name="P46">4<text:span text:style-name="T31">0</text:span></text:p>
          </table:table-cell>
        </table:table-row>
        <table:table-row>
          <table:table-cell table:style-name="Table1.A1" office:value-type="string">
            <text:p text:style-name="P46">or</text:p>
          </table:table-cell>
          <table:table-cell table:style-name="Table1.A1" office:value-type="string">
            <text:p text:style-name="P46">4<text:span text:style-name="T31">1</text:span></text:p>
          </table:table-cell>
        </table:table-row>
        <table:table-row>
          <table:table-cell table:style-name="Table1.A7" office:value-type="string">
            <text:p text:style-name="P46">xor</text:p>
          </table:table-cell>
          <table:table-cell table:style-name="Table1.A7" office:value-type="string">
            <text:p text:style-name="P46">4<text:span text:style-name="T31">2</text:span></text:p>
          </table:table-cell>
        </table:table-row>
        <text:soft-page-break/>
        <table:table-row>
          <table:table-cell table:style-name="Table1.A7" office:value-type="string">
            <text:p text:style-name="P46">not</text:p>
          </table:table-cell>
          <table:table-cell table:style-name="Table1.A7" office:value-type="string">
            <text:p text:style-name="P46">4<text:span text:style-name="T31">3</text:span></text:p>
          </table:table-cell>
        </table:table-row>
        <table:table-row>
          <table:table-cell table:style-name="Table1.A7" office:value-type="string">
            <text:p text:style-name="P13">-<text:span text:style-name="T19">&gt;</text:span></text:p>
          </table:table-cell>
          <table:table-cell table:style-name="Table1.A7" office:value-type="string">
            <text:p text:style-name="P46">4<text:span text:style-name="T31">4</text:span></text:p>
          </table:table-cell>
        </table:table-row>
        <table:table-row>
          <table:table-cell table:style-name="Table1.A7" office:value-type="string">
            <text:p text:style-name="P14">&lt;-</text:p>
          </table:table-cell>
          <table:table-cell table:style-name="Table1.A7" office:value-type="string">
            <text:p text:style-name="P46">4<text:span text:style-name="T31">5</text:span></text:p>
          </table:table-cell>
        </table:table-row>
      </table:table>
      <text:p text:style-name="P19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8M40S</meta:editing-duration>
    <meta:editing-cycles>12</meta:editing-cycles>
    <meta:generator>LibreOffice/5.4.2.2$Windows_x86 LibreOffice_project/22b09f6418e8c2d508a9eaf86b2399209b0990f4</meta:generator>
    <dc:date>2017-10-29T13:02:42.883000000</dc:date>
    <meta:document-statistic meta:table-count="1" meta:image-count="0" meta:object-count="0" meta:page-count="5" meta:paragraph-count="162" meta:word-count="609" meta:character-count="3078" meta:non-whitespace-character-count="2596"/>
    <meta:user-defined meta:name="Info 1"/>
    <meta:user-defined meta:name="Info 2"/>
    <meta:user-defined meta:name="Info 3"/>
    <meta:user-defined meta:name="Info 4"/>
  </office:meta>
</office:document-meta>
</file>